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text-properties fo:font-style="italic" style:font-style-asian="italic"/>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text-indent="0.5in" style:auto-text-indent="false"/>
      <style:text-properties fo:font-size="12pt" style:font-size-asian="12pt"/>
    </style:style>
    <style:style style:name="P9" style:family="paragraph" style:parent-style-name="Standard">
      <style:paragraph-properties fo:margin-left="1in" fo:margin-right="0in" fo:text-indent="0.5in" style:auto-text-indent="false"/>
    </style:style>
    <style:style style:name="P10" style:family="paragraph" style:parent-style-name="Standard">
      <style:paragraph-properties fo:margin-left="1in" fo:margin-right="0in" fo:text-indent="0.5in" style:auto-text-indent="false"/>
      <style:text-properties fo:font-size="12pt" style:font-size-asian="12pt"/>
    </style:style>
    <style:style style:name="P11" style:family="paragraph" style:parent-style-name="Heading_20_1">
      <style:paragraph-properties fo:text-align="center" style:justify-single-word="false"/>
    </style:style>
    <style:style style:name="P12" style:family="paragraph" style:parent-style-name="Heading_20_1" style:master-page-name="Standard">
      <style:paragraph-properties fo:text-align="center" style:justify-single-word="false" style:page-number="auto"/>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language="en" fo:country="US"/>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ize="11pt" style:font-size-asian="11pt" style:font-size-complex="11pt"/>
    </style:style>
    <style:style style:name="T9" style:family="text">
      <style:text-properties fo:font-size="11pt" style:font-size-asian="11pt" style:font-size-complex="11pt" fo:background-color="#ffff00"/>
    </style:style>
    <style:style style:name="T10" style:family="text">
      <style:text-properties fo:font-size="11pt" fo:font-weight="bold" style:font-size-asian="11pt" style:font-weight-asian="bold"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prE 381: Computer Organization and Assembly-Level Programming</text:h>
      <text:p text:style-name="P1"/>
      <text:h text:style-name="P11" text:outline-level="1">Project Part 2<text:span text:style-name="T1"> </text:span>Report</text:h>
      <text:p text:style-name="P1"/>
      <text:p text:style-name="Standard"><text:span text:style-name="T3">Team Members:<text:tab/>______________________________________________</text:span></text:p>
      <text:p text:style-name="P3"><text:tab/></text:p>
      <text:p text:style-name="P8"><text:tab/><text:tab/>______________________________________________</text:p>
      <text:p text:style-name="P8"/>
      <text:p text:style-name="P10">______________________________________________</text:p>
      <text:p text:style-name="P10"/>
      <text:p text:style-name="P9"><text:span text:style-name="T3">______________________________________________</text:span></text:p>
      <text:p text:style-name="P10"/>
      <text:p text:style-name="P10">______________________________________________</text:p>
      <text:p text:style-name="P10"/>
      <text:p text:style-name="P10">______________________________________________</text:p>
      <text:p text:style-name="P10"/>
      <text:p text:style-name="P10"/>
      <text:p text:style-name="P8"/>
      <text:h text:style-name="Heading_20_2" text:outline-level="2"><text:span text:style-name="T5">Project Teams Group #:</text:span>_________________________</text:h>
      <text:p text:style-name="Standard"/>
      <text:p text:style-name="Standard"/>
      <text:p text:style-name="Standard"><text:span text:style-name="T6">Refer to the highlighted language in the project 1 instruction for the context of the following questions</text:span><text:span text:style-name="T7">. </text:span></text:p>
      <text:p text:style-name="P6"/>
      <text:p text:style-name="P7"><text:span text:style-name="T4">[1.a] </text:span><text:span text:style-name="T9">Come up with a global list of the datapath values and control signals that are required during each pipeline stage.</text:span></text:p>
      <text:p text:style-name="P5"/>
      <text:p text:style-name="P7"><text:span text:style-name="T4">[1.b.ii] </text:span><text:span text:style-name="T9">high-level schematic drawing of the interconnection between components.</text:span></text:p>
      <text:p text:style-name="P5"/>
      <text:p text:style-name="P7"><text:span text:style-name="T4">[1.c.i] </text:span><text:span text:style-name="T9">include an annotated waveform in your writeup and provide a short discussion of result correctness.</text:span></text:p>
      <text:p text:style-name="P5"/>
      <text:p text:style-name="P7"><text:span text:style-name="T4">[1.c.ii] </text:span><text:span text:style-name="T9">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5"/>
      <text:p text:style-name="P7"><text:span text:style-name="T10">[For teams with &gt;4]</text:span></text:p>
      <text:p text:style-name="P7"><text:span text:style-name="T4">[1.c.iii] </text:span><text:span text:style-name="T9">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5"/>
      <text:p text:style-name="P7"><text:span text:style-name="T4">[1.d] </text:span><text:span text:style-name="T9">report the maximum frequency your software-scheduled pipelined processor can run at and determine what your critical path is (specify each module/entity/component that this path goes through).</text:span></text:p>
      <text:p text:style-name="P5"/>
      <text:p text:style-name="P7"><text:soft-page-break/><text:span text:style-name="T4">[2.a.ii] </text:span><text:span text:style-name="T9">Draw a simple schematic showing how you could implement stalling and flushing operations given an ideal N-bit register.</text:span></text:p>
      <text:p text:style-name="P4"/>
      <text:p text:style-name="Standard"><text:span text:style-name="T4">[2.a.iii] </text:span><text:span text:style-name="T9">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4"/>
      <text:p text:style-name="Standard"><text:span text:style-name="T4">[2.b.i] </text:span><text:span text:style-name="T9">list which instructions produce values, and what signals (i.e., bus names) in the pipeline these correspond to.</text:span></text:p>
      <text:p text:style-name="P4"/>
      <text:p text:style-name="Standard"><text:span text:style-name="T4">[2.b.ii] </text:span><text:span text:style-name="T9">List which of these same instructions consume values, and what signals in the pipeline these correspond to.</text:span></text:p>
      <text:p text:style-name="P4"/>
      <text:p text:style-name="Standard"><text:span text:style-name="T4">[2.b.iii] </text:span><text:span text:style-name="T9">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4"/>
      <text:p text:style-name="Standard"><text:span text:style-name="T4">[2.b.iv] </text:span><text:span text:style-name="T9">global list of the datapath values and control signals that are required during each pipeline stage</text:span></text:p>
      <text:p text:style-name="P4"/>
      <text:p text:style-name="Standard"><text:span text:style-name="T4">[2.c.i] </text:span><text:span text:style-name="T9"><text:s/>list all instructions that may result in a non-sequential PC update and in which pipeline stage that update occurs.</text:span></text:p>
      <text:p text:style-name="P4"/>
      <text:p text:style-name="Standard"><text:span text:style-name="T4">[2.c.ii] </text:span><text:span text:style-name="T9">For these instructions, list which stages need to be stalled and which stages need to be squashed/flushed relative to the stage each of these instructions is in.</text:span></text:p>
      <text:p text:style-name="P4"/>
      <text:p text:style-name="Standard"><text:span text:style-name="T10">[For teams of 5]</text:span></text:p>
      <text:p text:style-name="Standard"><text:span text:style-name="T4">[2.c.iii] </text:span><text:span text:style-name="T9">As a start, identify and justify the maximum possible benefit per control-flow instruction you will see over your baseline design.</text:span></text:p>
      <text:p text:style-name="P4"/>
      <text:p text:style-name="Standard"><text:span text:style-name="T10">[For teams of 6]</text:span></text:p>
      <text:p text:style-name="Standard"><text:span text:style-name="T4">[2.c.iv] </text:span><text:span text:style-name="T9">As a start, identify and justify the maximum possible benefit per branch you will see over your baseline design.</text:span></text:p>
      <text:p text:style-name="P4"/>
      <text:p text:style-name="Standard"><text:span text:style-name="T4">[2.d] </text:span><text:span text:style-name="T9">implement the hardware-scheduled pipeline using only structural VHDL. As with the previous processors that you have implemented, start with a high-level schematic drawing of the interconnection between components.</text:span></text:p>
      <text:p text:style-name="P4"/>
      <text:p text:style-name="Standard"><text:span text:style-name="T4">[2.e – i, ii, and iii] </text:span><text:span text:style-name="T9">In your writeup, show the Modelsim output for each of the following tests, and provide a discussion of result correctness. It may be helpful to also annotate the waveforms directly</text:span><text:span text:style-name="T8">.</text:span></text:p>
      <text:p text:style-name="P4"/>
      <text:p text:style-name="Standard"><text:span text:style-name="T4">[2.e.i] </text:span><text:span text:style-name="T9">Create a spreadsheet to track these cases and justify the coverage of your testing approach. Include this spreadsheet in your report as a table.</text:span></text:p>
      <text:p text:style-name="P4"/>
      <text:p text:style-name="Standard"><text:span text:style-name="T4">[2.e.ii] </text:span><text:span text:style-name="T9">Create a spreadsheet to track these cases and justify the coverage of your testing approach. Include this spreadsheet in your report as a table.</text:span></text:p>
      <text:p text:style-name="P4"><text:soft-page-break/></text:p>
      <text:p text:style-name="Standard"><text:span text:style-name="T4">[2.f] </text:span><text:span text:style-name="T9">re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ding Sheet – Lab 1</dc:title>
    <meta:initial-creator>Aaron Striegel</meta:initial-creator>
    <meta:creation-date>2001-09-04T06:05:00</meta:creation-date>
    <dc:creator>Duwe, Henry J [E CPE]</dc:creator>
    <dc:date>2020-03-18T15:34:00</dc:date>
    <meta:print-date>2000-01-05T10:22:00</meta:print-date>
    <meta:editing-cycles>76</meta:editing-cycles>
    <meta:editing-duration>PT3H6M</meta:editing-duration>
    <meta:document-statistic meta:table-count="0" meta:image-count="0" meta:object-count="0" meta:page-count="3" meta:paragraph-count="35" meta:word-count="640" meta:character-count="4411" meta:non-whitespace-character-count="3799"/>
    <meta:generator>LibreOffice/5.3.6.1$Linux_X86_64 LibreOffice_project/30$Build-1</meta:generator>
    <meta:user-defined meta:name="ACTIVE">Lab1Grade.doc</meta:user-defined>
    <meta:user-defined meta:name="VTCASE">4</meta:user-defined>
    <meta:user-defined meta:name="VTCommandPending">NONE</meta:user-defined>
  </office:meta>
</office:document-meta>
</file>